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Experiment No. 9</text:span></text:p>
      <text:p text:style-name="P1"><text:span text:style-name="T2"/></text:p>
      <text:p text:style-name="P2"><text:span text:style-name="T3">Name : Aliasghar Masood SY IT</text:span></text:p>
      <text:p text:style-name="P2"><text:span text:style-name="T3">Roll No : 33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5">PROGRAM:</text:span></text:p>
      <text:p text:style-name="P2"><text:span text:style-name="T6"/></text:p>
      <text:p text:style-name="P2"><text:span text:style-name="T6"/></text:p>
      <text:p text:style-name="P2"><text:span text:style-name="T7">#include &lt;stdio.h&gt;</text:span></text:p>
      <text:p text:style-name="P2"><text:span text:style-name="T7">#include &lt;stdlib.h&gt;</text:span></text:p>
      <text:p text:style-name="P2"><text:span text:style-name="T8"/></text:p>
      <text:p text:style-name="P2"><text:span text:style-name="T9">void insertionSort(int arr[], int n);</text:span></text:p>
      <text:p text:style-name="P2"><text:span text:style-name="T10"/></text:p>
      <text:p text:style-name="P2"><text:span text:style-name="T11">int main() {</text:span></text:p>
      <text:p text:style-name="P2"><text:span text:style-name="T11"><text:s text:c="4"/>int arr[100], i, n, x, choice, found = 0;</text:span></text:p>
      <text:p text:style-name="P2"><text:span text:style-name="T11"><text:s text:c="4"/>printf("\t --- WELCOME TO BINARY SEARCH IMPLEMENTATION --- \n");</text:span></text:p>
      <text:p text:style-name="P2"><text:span text:style-name="T11"><text:s text:c="4"/>printf("\n Enter the number of elements in the array (max: 100): ");</text:span></text:p>
      <text:p text:style-name="P2"><text:span text:style-name="T11"><text:s text:c="4"/>scanf("%d", &amp;n);</text:span></text:p>
      <text:p text:style-name="P2"><text:span text:style-name="T11"><text:s text:c="4"/>printf("\n Enter %d elements of the array: \n", n);</text:span></text:p>
      <text:p text:style-name="P2"><text:span text:style-name="T11"><text:s text:c="4"/></text:span></text:p>
      <text:p text:style-name="P2"><text:span text:style-name="T11"><text:s text:c="4"/>for (i = 0; i &lt; n; i++) {</text:span></text:p>
      <text:p text:style-name="P2"><text:span text:style-name="T11"><text:s text:c="8"/>scanf("%d", &amp;arr[i]);</text:span></text:p>
      <text:p text:style-name="P2"><text:span text:style-name="T11"><text:s text:c="4"/>}</text:span></text:p>
      <text:p text:style-name="P2"><text:span text:style-name="T11"><text:s text:c="4"/></text:span></text:p>
      <text:p text:style-name="P2"><text:span text:style-name="T11"><text:s text:c="4"/>insertionSort(arr, n);</text:span></text:p>
      <text:p text:style-name="P2"><text:span text:style-name="T11"><text:s text:c="4"/></text:span></text:p>
      <text:p text:style-name="P2"><text:span text:style-name="T11"><text:s text:c="4"/>do {</text:span></text:p>
      <text:p text:style-name="P2"><text:span text:style-name="T11"><text:s text:c="8"/>printf("\n\n !! -- Available Operations -- !!");</text:span></text:p>
      <text:p text:style-name="P2"><text:span text:style-name="T11"><text:s text:c="8"/>printf("\n 1. Display Sorted Array \t 2. Search for a Value \t 3. Exit");</text:span></text:p>
      <text:p text:style-name="P2"><text:span text:style-name="T11"><text:s text:c="8"/>printf("\n Please Enter your choice: ");</text:span></text:p>
      <text:p text:style-name="P2"><text:span text:style-name="T11"><text:s text:c="8"/>scanf("%d", &amp;choice);</text:span></text:p>
      <text:p text:style-name="P2"><text:span text:style-name="T11"><text:s text:c="8"/></text:span></text:p>
      <text:p text:style-name="P2"><text:span text:style-name="T11"><text:s text:c="8"/>switch (choice) {</text:span></text:p>
      <text:p text:style-name="P2"><text:span text:style-name="T11"><text:s text:c="12"/>case 1: {</text:span></text:p>
      <text:p text:style-name="P2"><text:span text:style-name="T11"><text:s text:c="16"/>printf("\n\n The sorted array is: \n");</text:span></text:p>
      <text:p text:style-name="P2"><text:span text:style-name="T11"><text:s text:c="16"/>for (i = 0; i &lt; n; i++) {</text:span></text:p>
      <text:p text:style-name="P2"><text:span text:style-name="T11"><text:s text:c="20"/>printf(" %d \t", arr[i]);</text:span></text:p>
      <text:p text:style-name="P2"><text:span text:style-name="T11"><text:s text:c="16"/>}</text:span></text:p>
      <text:p text:style-name="P2"><text:span text:style-name="T11"><text:s text:c="16"/>break;</text:span></text:p>
      <text:p text:style-name="P2"><text:span text:style-name="T11"><text:s text:c="12"/>}</text:span></text:p>
      <text:p text:style-name="P2"><text:span text:style-name="T11"><text:s text:c="12"/>case 2: {</text:span></text:p>
      <text:p text:style-name="P2"><text:span text:style-name="T11"><text:s text:c="16"/>printf("\n Enter the number to be searched: ");</text:span></text:p>
      <text:p text:style-name="P2"><text:span text:style-name="T11"><text:s text:c="16"/>scanf("%d", &amp;x);</text:span></text:p>
      <text:p text:style-name="P2"><text:span text:style-name="T11"><text:s text:c="16"/>int beg = 0, end = n - 1, mid;</text:span></text:p>
      <text:p text:style-name="P2"><text:span text:style-name="T11"><text:s text:c="16"/></text:span></text:p>
      <text:p text:style-name="P2"><text:span text:style-name="T11"><text:s text:c="16"/>while (beg &lt;= end) {</text:span></text:p>
      <text:p text:style-name="P2"><text:span text:style-name="T11"><text:s text:c="20"/>mid = (beg + end) / 2;</text:span></text:p>
      <text:p text:style-name="P2"><text:span text:style-name="T11"><text:s text:c="20"/>if (arr[mid] == x) {</text:span></text:p>
      <text:p text:style-name="P2"><text:span text:style-name="T11"><text:s text:c="24"/>printf("\n %d is found at index: %d", x, mid);</text:span></text:p>
      <text:p text:style-name="P2"><text:span text:style-name="T11"><text:s text:c="24"/>found = 1;</text:span></text:p>
      <text:p text:style-name="P2"><text:span text:style-name="T11"><text:s text:c="24"/>break;</text:span></text:p>
      <text:p text:style-name="P2"><text:span text:style-name="T11"><text:s text:c="20"/>} else if (arr[mid] &gt; x) {</text:span></text:p>
      <text:p text:style-name="P2"><text:span text:style-name="T11"><text:s text:c="24"/>end = mid - 1;</text:span></text:p>
      <text:p text:style-name="P2"><text:span text:style-name="T11"><text:s text:c="20"/>} else {</text:span></text:p>
      <text:p text:style-name="P2"><text:span text:style-name="T11"><text:s text:c="24"/>beg = mid + 1;</text:span></text:p>
      <text:p text:style-name="P2"><text:span text:style-name="T11"><text:s text:c="20"/>}</text:span></text:p>
      <text:p text:style-name="P2"><text:span text:style-name="T11"><text:s text:c="16"/>}</text:span></text:p>
      <text:p text:style-name="P2"><text:span text:style-name="T11"><text:s text:c="16"/></text:span></text:p>
      <text:p text:style-name="P2"><text:span text:style-name="T11"><text:s text:c="16"/>if (beg &gt; end || found == 0) {</text:span></text:p>
      <text:p text:style-name="P2"><text:span text:style-name="T11"><text:s text:c="20"/>printf("\n %d is not found in the array", x);</text:span></text:p>
      <text:p text:style-name="P2"><text:span text:style-name="T11"><text:s text:c="16"/>}</text:span></text:p>
      <text:p text:style-name="P2"><text:span text:style-name="T11"><text:s text:c="16"/>break;</text:span></text:p>
      <text:p text:style-name="P2"><text:span text:style-name="T11"><text:s text:c="12"/>}</text:span></text:p>
      <text:p text:style-name="P2"><text:span text:style-name="T11"><text:s text:c="12"/>case 3: {</text:span></text:p>
      <text:p text:style-name="P2"><text:span text:style-name="T11"><text:s text:c="16"/>printf("\n Program Finished. Thank You!\n");</text:span></text:p>
      <text:p text:style-name="P2"><text:span text:style-name="T11"><text:s text:c="16"/>break;</text:span></text:p>
      <text:p text:style-name="P2"><text:span text:style-name="T11"><text:s text:c="12"/>}</text:span></text:p>
      <text:p text:style-name="P2"><text:span text:style-name="T11"><text:s text:c="12"/>default: {</text:span></text:p>
      <text:p text:style-name="P2"><text:span text:style-name="T11"><text:s text:c="16"/>printf("\n Please enter a valid choice (1, 2, 3).\n");</text:span></text:p>
      <text:p text:style-name="P2"><text:span text:style-name="T11"><text:s text:c="12"/>}</text:span></text:p>
      <text:p text:style-name="P2"><text:span text:style-name="T11"><text:s text:c="8"/>}</text:span></text:p>
      <text:p text:style-name="P2"><text:span text:style-name="T11"><text:s text:c="4"/>} while (choice != 3);</text:span></text:p>
      <text:p text:style-name="P2"><text:span text:style-name="T12"/></text:p>
      <text:p text:style-name="P2"><text:span text:style-name="T13"><text:s text:c="4"/>return 0;</text:span></text:p>
      <text:p text:style-name="P2"><text:span text:style-name="T13">}</text:span></text:p>
      <text:p text:style-name="P2"><text:span text:style-name="T14"/></text:p>
      <text:p text:style-name="P2"><text:span text:style-name="T15">void insertionSort(int arr[], int n) {</text:span></text:p>
      <text:p text:style-name="P2"><text:span text:style-name="T15"><text:s text:c="4"/>int i, j, temp;</text:span></text:p>
      <text:p text:style-name="P2"><text:span text:style-name="T15"><text:s text:c="4"/>for (i = 1; i &lt; n; i++) {</text:span></text:p>
      <text:p text:style-name="P2"><text:span text:style-name="T15"><text:s text:c="8"/>temp = arr[i];</text:span></text:p>
      <text:p text:style-name="P2"><text:span text:style-name="T15"><text:s text:c="8"/>j = i - 1;</text:span></text:p>
      <text:p text:style-name="P2"><text:span text:style-name="T15"><text:s text:c="8"/>while (j &gt;= 0 &amp;&amp; temp &lt; arr[j]) {</text:span></text:p>
      <text:p text:style-name="P2"><text:span text:style-name="T15"><text:s text:c="12"/>arr[j + 1] = arr[j];</text:span></text:p>
      <text:p text:style-name="P2"><text:span text:style-name="T15"><text:s text:c="12"/>j--;</text:span></text:p>
      <text:p text:style-name="P2"><text:span text:style-name="T15"><text:s text:c="8"/>}</text:span></text:p>
      <text:p text:style-name="P2"><text:span text:style-name="T15"><text:s text:c="8"/>arr[j + 1] = temp;</text:span></text:p>
      <text:p text:style-name="P2"><text:span text:style-name="T15"><text:s text:c="4"/>}</text:span></text:p>
      <text:p text:style-name="P2"><text:span text:style-name="T15">}</text:span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7">OUTPUT:</text:span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draw:frame text:anchor-type="as-char" svg:width="189.97mm" svg:height="169.07mm" style:rel-width="scale" style:rel-height="scale"><draw:object-ole xlink:href="OleObj1"/><draw:image xlink:href="ObjectReplacements/OleObj1"/></draw:frame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